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2083in" loext:contextual-spacing="false" fo:line-height="100%" fo:padding="0in" fo:border="none"/>
    </style:style>
    <style:style style:name="P3" style:family="paragraph" style:parent-style-name="Standard" style:master-page-name="Standard">
      <style:paragraph-properties style:page-number="1"/>
    </style:style>
    <style:style style:name="P4" style:family="paragraph" style:parent-style-name="Heading_20_2">
      <style:paragraph-properties fo:margin-top="0.25in" fo:margin-bottom="0.0555in" loext:contextual-spacing="false" fo:line-height="133%" fo:keep-together="auto" fo:padding="0in" fo:border="none" fo:keep-with-next="auto"/>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weight="bold" style:font-name-asian="Times New Roman1" style:font-size-asian="12pt" style:font-weight-asian="bold" style:font-name-complex="Times New Roman1"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rkdown</text:span></text:p>
      <text:p text:style-name="P1"/>
      <text:p text:style-name="Standard"><text:span text:style-name="T1"># Multithreaded Data Processing Application</text:span></text:p>
      <text:p text:style-name="P1"/>
      <text:p text:style-name="Standard"><text:span text:style-name="T1">## Compilation and Execution</text:span></text:p>
      <text:p text:style-name="P1"/>
      <text:p text:style-name="Standard"><text:span text:style-name="T1">1. **Compilation:**</text:span></text:p>
      <text:p text:style-name="Standard"><text:span text:style-name="T1"><text:s text:c="3"/>```bash</text:span></text:p>
      <text:p text:style-name="Standard"><text:span text:style-name="T1"><text:s text:c="3"/>g++ -std=c++11 masstech.cpp -o masstech -pthread</text:span></text:p>
      <text:p text:style-name="P1"/>
      <text:p text:style-name="Standard"><text:span text:style-name="T1">@bash</text:span></text:p>
      <text:p text:style-name="P1"/>
      <text:p text:style-name="Standard"><text:span text:style-name="T2">./masstech</text:span></text:p>
      <text:p text:style-name="P4"><text:bookmark text:name="_6e06582zb6v5"/><text:span text:style-name="T3">Description</text:span></text:p>
      <text:p text:style-name="P2"><text:span text:style-name="T2">This C++ application, contained in a single file masstech.cpp, demonstrates a multithreaded approach for efficiently processing data concurrently. The program simulates data input from multiple sources, processes the data in parallel using multiple threads, and employs synchronization mechanisms to ensure data integrity. The design includes proper error handling and considerations fo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74" meta:character-count="586" meta:non-whitespace-character-count="516"/>
    <meta:generator>LibreOfficeDev/6.0.5.2$Linux_X86_64 LibreOffice_project/</meta:generator>
  </office:meta>
</office:document-meta>
</file>